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8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Comma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106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035cm solid #000000"/>
    </style:style>
    <style:style style:name="ce5" style:family="table-cell" style:parent-style-name="Excel_20_Built-in_20_Normal" style:data-style-name="N106"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Comma">
      <style:table-cell-properties fo:border-bottom="0.105cm double #000000" style:border-line-width-bottom="0.035cm 0.035cm 0.035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office:value-type="string">
            <text:p>Withholding Tax Sample Computat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6000">
            <text:p><text:s/>6,000.00 </text:p>
          </table:table-cell>
          <table:table-cell office:value-type="string">
            <text:p>Total 2016 Withholding Tax</text:p>
          </table:table-cell>
          <table:table-cell table:number-columns-repeated="1021"/>
        </table:table-row>
        <table:table-row table:style-name="ro1">
          <table:table-cell/>
          <table:table-cell table:style-name="ce2" table:formula="of:=[.B3]/12/2" office:value-type="float" office:value="250">
            <text:p><text:s/>250.00 </text:p>
          </table:table-cell>
          <table:table-cell office:value-type="string">
            <text:p>Deduction per payroll starting Jan 15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table:style-name="ce1" office:value-type="string" office:string-value="On April 2016, there is changes on basic pay:">
            <text:p><text:s/>On April 2016, there is changes on basic pay: 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float" office:value="8000">
            <text:p><text:s/>8,000.00 </text:p>
          </table:table-cell>
          <table:table-cell office:value-type="string">
            <text:p>New Withholding tax for 2016</text:p>
          </table:table-cell>
          <table:table-cell table:number-columns-repeated="1021"/>
        </table:table-row>
        <table:table-row table:style-name="ro1">
          <table:table-cell/>
          <table:table-cell table:style-name="ce3" table:formula="of:=(250*6)" office:value-type="float" office:value="1500">
            <text:p><text:s/>1,500.00 </text:p>
          </table:table-cell>
          <table:table-cell office:value-type="string">
            <text:p>Total Withholding Tax Deducted from Employee's Payroll</text:p>
          </table:table-cell>
          <table:table-cell table:number-columns-repeated="1021"/>
        </table:table-row>
        <table:table-row table:style-name="ro1">
          <table:table-cell/>
          <table:table-cell table:style-name="ce4" table:formula="of:=[.B7]-[.B8]" office:value-type="float" office:value="6500">
            <text:p><text:s/>6,500.00 </text:p>
          </table:table-cell>
          <table:table-cell office:value-type="string">
            <text:p>Remaining Payable of Employe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table:formula="of:=[.B9]/8/2" office:value-type="float" office:value="406.25">
            <text:p><text:s/>406.25 </text:p>
          </table:table-cell>
          <table:table-cell office:value-type="string">
            <text:p>New Deduction per payroll starting Apr 1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(Divided by remaining mo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n Aug 2016, there is additional dependent: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float" office:value="5000">
            <text:p><text:s/>5,000.00 </text:p>
          </table:table-cell>
          <table:table-cell office:value-type="string">
            <text:p>New withholding tax for 2016</text:p>
          </table:table-cell>
          <table:table-cell table:number-columns-repeated="1021"/>
        </table:table-row>
        <table:table-row table:style-name="ro1">
          <table:table-cell/>
          <table:table-cell table:style-name="ce1" table:formula="of:=(250*6)+(406.25*8)" office:value-type="float" office:value="4750">
            <text:p><text:s/>4,750.00 </text:p>
          </table:table-cell>
          <table:table-cell office:value-type="string">
            <text:p>Total Withholding Tax Deducted from Employee's Payroll</text:p>
          </table:table-cell>
          <table:table-cell table:number-columns-repeated="1021"/>
        </table:table-row>
        <table:table-row table:style-name="ro1">
          <table:table-cell/>
          <table:table-cell table:style-name="ce6" table:formula="of:=[.B15]-[.B16]" office:value-type="float" office:value="250">
            <text:p><text:s/>250.00 </text:p>
          </table:table-cell>
          <table:table-cell office:value-type="string">
            <text:p>Remaining Payable of Employe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5" table:formula="of:=[.B17]/5/2" office:value-type="float" office:value="25">
            <text:p><text:s/>25.00 </text:p>
          </table:table-cell>
          <table:table-cell office:value-type="string">
            <text:p>New Deduction per payroll starting Aug 15 until Dec 30 payroll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 </number:text>
      <number:number number:decimal-places="2" number:min-integer-digits="1" number:grouping="true"/>
      <number:text> </number:text>
    </number:number-style>
    <number:number-style style:name="N106P1" style:volatile="true">
      <number:text> (</number:text>
      <number:number number:decimal-places="2" number:min-integer-digits="1" number:grouping="true"/>
      <number:text>)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8000" number:language="en" number:country="AU">
      <number:number number:min-integer-digits="1"/>
    </number:number-style>
    <number:date-style style:name="N8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AU">
      <number:day/>
      <number:text>-</number:text>
      <number:month number:textual="true"/>
      <number:text>-</number:text>
      <number:year/>
    </number:date-style>
    <number:date-style style:name="N8108" number:language="en" number:country="AU">
      <number:day/>
      <number:text>-</number:text>
      <number:month number:textual="true"/>
    </number:date-style>
    <number:date-style style:name="N8109" number:language="en" number:country="AU">
      <number:month number:textual="true"/>
      <number:text>-</number:text>
      <number:year/>
    </number:date-style>
    <number:time-style style:name="N8110" number:language="en" number:country="AU">
      <number:hours/>
      <number:text>:</number:text>
      <number:minutes number:style="long"/>
      <number:text> </number:text>
      <number:am-pm/>
    </number:time-style>
    <number:time-style style:name="N8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AU">
      <number:hours/>
      <number:text>:</number:text>
      <number:minutes number:style="long"/>
    </number:time-style>
    <number:time-style style:name="N8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AU">
      <number:number number:decimal-places="0" number:min-integer-digits="1" number:grouping="true"/>
    </number:number-style>
    <number:number-style style:name="N8115" number:language="en" number:country="AU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AU">
      <number:number number:decimal-places="0" number:min-integer-digits="1" number:grouping="true"/>
    </number:number-style>
    <number:number-style style:name="N8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AU">
      <number:number number:decimal-places="2" number:min-integer-digits="1" number:grouping="true"/>
    </number:number-style>
    <number:number-style style:name="N8117" number:language="en" number:country="AU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AU">
      <number:number number:decimal-places="2" number:min-integer-digits="1" number:grouping="true"/>
    </number:number-style>
    <number:number-style style:name="N8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AU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AU">
      <number:text> - </number:text>
    </number:number-style>
    <number:text-style style:name="N8119" number:language="en" number:country="AU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AU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AU">
      <number:text> </number:text>
      <number:currency-symbol/>
      <number:text>- </number:text>
    </number:currency-style>
    <number:text-style style:name="N8120" number:language="en" number:country="AU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n" number:country="AU">
      <number:text> </number:text>
      <number:currency-symbol/>
      <number:number number:decimal-places="2" number:min-integer-digits="1" number:grouping="true"/>
      <number:text> </number:text>
    </number:currency-style>
    <number:currency-style style:name="N8121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8121P2" style:volatile="true" number:language="en" number:country="AU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1" number:language="en" number:country="A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 number:country="AU">
      <number:minutes number:style="long"/>
      <number:text>:</number:text>
      <number:seconds number:style="long"/>
    </number:time-style>
    <number:time-style style:name="N8123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 number:country="AU">
      <number:minutes number:style="long"/>
      <number:text>:</number:text>
      <number:seconds number:style="long" number:decimal-places="1"/>
    </number:time-style>
    <number:number-style style:name="N8125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4/04/2016</text:date>, <text:time>21:0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4" meta:object-count="0"/>
    <meta:generator>OpenOffice/4.1.2$Win32 OpenOffice.org_project/412m3$Build-9782</meta:generator>
  </office:meta>
</office:document-meta>
</file>